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Traget Pric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Price</text:p>
          </table:table-cell>
          <table:table-cell office:value-type="float" office:value="1067">
            <text:p>1067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uture P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Future Price</text:p>
          </table:table-cell>
          <table:table-cell table:formula="of:=ROUND([.B9]/[.B7] *[.B6])" office:value-type="float" office:value="1601">
            <text:p>160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09/02/2020</text:date>, <text:time>22:2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0-02-09T22:23:28.27</meta:creation-date>
    <dc:date>2020-02-09T22:26:22.06</dc:date>
    <dc:creator>Vignesh Sridharan</dc:creator>
    <meta:editing-duration>PT2M54S</meta:editing-duration>
    <meta:editing-cycles>2</meta:editing-cycles>
    <meta:generator>OpenOffice/4.1.5$Win32 OpenOffice.org_project/415m1$Build-9789</meta:generator>
    <meta:document-statistic meta:table-count="3" meta:cell-count="9" meta:object-count="0"/>
  </office:meta>
</office:document-meta>
</file>